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c1cc" officeooo:paragraph-rsid="0010c1cc"/>
    </style:style>
    <style:style style:name="P2" style:family="paragraph" style:parent-style-name="Text_20_body">
      <style:text-properties officeooo:rsid="00117d02" officeooo:paragraph-rsid="00117d02"/>
    </style:style>
    <style:style style:name="P3" style:family="paragraph" style:parent-style-name="Text_20_body">
      <style:text-properties officeooo:rsid="001503f2" officeooo:paragraph-rsid="001503f2"/>
    </style:style>
    <style:style style:name="P4" style:family="paragraph" style:parent-style-name="Text_20_body">
      <style:text-properties officeooo:rsid="0016c6c8" officeooo:paragraph-rsid="0016c6c8"/>
    </style:style>
    <style:style style:name="P5" style:family="paragraph" style:parent-style-name="Text_20_body">
      <style:text-properties officeooo:rsid="00189e5a" officeooo:paragraph-rsid="00189e5a"/>
    </style:style>
    <style:style style:name="P6" style:family="paragraph" style:parent-style-name="Text_20_body">
      <style:text-properties officeooo:rsid="001b8b3f" officeooo:paragraph-rsid="00189e5a"/>
    </style:style>
    <style:style style:name="P7" style:family="paragraph" style:parent-style-name="Text_20_body">
      <style:paragraph-properties fo:break-before="page"/>
      <style:text-properties officeooo:rsid="00189e5a" officeooo:paragraph-rsid="00189e5a"/>
    </style:style>
    <style:style style:name="P8" style:family="paragraph" style:parent-style-name="Text_20_body" style:list-style-name="L1">
      <style:text-properties officeooo:rsid="00189e5a" officeooo:paragraph-rsid="00189e5a"/>
    </style:style>
    <style:style style:name="P9" style:family="paragraph" style:parent-style-name="Text_20_body" style:list-style-name="L1">
      <style:text-properties officeooo:rsid="001a3d5c" officeooo:paragraph-rsid="001a3d5c"/>
    </style:style>
    <style:style style:name="P10" style:family="paragraph" style:parent-style-name="Text_20_body">
      <style:text-properties officeooo:rsid="001a3d5c" officeooo:paragraph-rsid="001a3d5c"/>
    </style:style>
    <style:style style:name="P11" style:family="paragraph" style:parent-style-name="Text_20_body">
      <style:text-properties officeooo:rsid="001d2f51" officeooo:paragraph-rsid="001d2f51"/>
    </style:style>
    <style:style style:name="P12" style:family="paragraph" style:parent-style-name="Text_20_body" style:list-style-name="L2">
      <style:text-properties officeooo:rsid="001d2f51" officeooo:paragraph-rsid="001d2f51"/>
    </style:style>
    <style:style style:name="P13" style:family="paragraph" style:parent-style-name="Text_20_body" style:list-style-name="L3">
      <style:text-properties officeooo:rsid="001d2f51" officeooo:paragraph-rsid="001d2f51"/>
    </style:style>
    <style:style style:name="P14" style:family="paragraph" style:parent-style-name="Text_20_body" style:list-style-name="L4">
      <style:text-properties officeooo:rsid="001d2f51" officeooo:paragraph-rsid="001d2f51"/>
    </style:style>
    <style:style style:name="T1" style:family="text">
      <style:text-properties officeooo:rsid="00130c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thikmitschrift Jan Schabauer</text:p>
      <text:p text:style-name="Text_20_body"/>
      <text:p text:style-name="Text_20_body"/>
      <text:p text:style-name="Text_20_body"/>
      <text:p text:style-name="P1"/>
      <text:p text:style-name="Text_20_body"/>
      <text:p text:style-name="Text_20_body"/>
      <text:p text:style-name="P1">Weiße Folter: Folter die nur die Psyche angreift, mit dem Ziel sie dauerhaft zu schädigen oder zu zerstören. Keine körperlich sichtbare Schäden</text:p>
      <text:p text:style-name="P1"/>
      <text:p text:style-name="P1"/>
      <text:p text:style-name="P1"/>
      <text:h text:style-name="Heading_20_2" text:outline-level="2">Guatanomo Experiment</text:h>
      <text:p text:style-name="Text_20_body"/>
      <text:p text:style-name="P2">Freiwillige unterwerfen sich 48 Stunden den Methoden, die in Guatanomo angewendet werden. Die Meinung der Mehrheit: Weiße Folter ist gerechtfertigt diese Form von Folter anzuwenden. Sie haben Männer eingestellt, die Profis sind. Beginn: sie werden bei einem Frühstück entführt und in eine Zelle gebracht. Sie wurden Bloßgestellt, und sehr erniedrigt und sie haben die Namen durch Zahlen ersetzt (Depersonalisierung) immer die gleiche Kleidung. <text:span text:style-name="T1">Sie müssen ganz viel Wasser trinken, und dürfen nicht aufs Klo. Jeder kommt in eine Zelle mit einer Pritsche und einer Decke</text:span></text:p>
      <text:p text:style-name="P2"/>
      <text:h text:style-name="Heading_20_3" text:outline-level="3">Reflexion </text:h>
      <text:p text:style-name="P3">Subtile Formen der Folter</text:p>
      <text:p text:style-name="P3">Am Anfang wollten alle das Experiment überstehen. Man ist in Trauce Lethargie und man hat echte Angst</text:p>
      <text:p text:style-name="P3">Darf man dieses Experiment eigentlich machen? Man wusste, wo man sich einlässt und sie konnten jederzeit abbrechen</text:p>
      <text:p text:style-name="P3"/>
      <text:h text:style-name="Heading_20_3" text:outline-level="3">Resümee </text:h>
      <text:p text:style-name="P4">Darf ein demokratischer Staat um die Menschenrechte zu schützen, die Menschenrechte verletzen? </text:p>
      <text:p text:style-name="P4"/>
      <text:p text:style-name="P5"/>
      <text:p text:style-name="P7">Identität und Selbstwert</text:p>
      <text:p text:style-name="P5"/>
      <text:list xml:id="list3024184470" text:style-name="L1">
        <text:list-item>
          <text:p text:style-name="P8">Fremdbild</text:p>
        </text:list-item>
        <text:list-item>
          <text:p text:style-name="P8">Wie schätzen mich andere ein?</text:p>
        </text:list-item>
        <text:list-item>
          <text:p text:style-name="P8">Wie sehen mich andere (Humor)</text:p>
        </text:list-item>
        <text:list-item>
          <text:p text:style-name="P8">Ist ein bisschen Wahrheit dran</text:p>
        </text:list-item>
        <text:list-item>
          <text:p text:style-name="P8">Vor 4 Jahren?</text:p>
          <text:list>
            <text:list-item>
              <text:p text:style-name="P8">Persönlichkeitsentwicklung</text:p>
            </text:list-item>
            <text:list-item>
              <text:p text:style-name="P8">Pubertät</text:p>
              <text:list>
                <text:list-item>
                  <text:p text:style-name="P9">Neuronennetze bilden sich neu</text:p>
                </text:list-item>
              </text:list>
            </text:list-item>
          </text:list>
        </text:list-item>
      </text:list>
      <text:p text:style-name="P10"/>
      <text:p text:style-name="P11">Rechtlich-gesetzlicher Ansatz</text:p>
      <text:p text:style-name="P11"/>
      <text:list xml:id="list1733307022" text:style-name="L2">
        <text:list-item>
          <text:p text:style-name="P12">Eine Sekte ise eine religiöse Gruppe, die Icht zu den staatlich anerkannten Kirchen und Religionsgemeinschaften gehört</text:p>
        </text:list-item>
      </text:list>
      <text:p text:style-name="P11">Theologischer Ansatz</text:p>
      <text:list xml:id="list2018679468" text:style-name="L3">
        <text:list-item>
          <text:p text:style-name="P13">Eine Sekte hat sich von einer anerkannten Wirche abgespalten. Sie hält sich für den einzig wahren weg zu Gott oder zum Heil.</text:p>
        </text:list-item>
      </text:list>
      <text:p text:style-name="P11">Gesellschaftlicher Ansatz</text:p>
      <text:list xml:id="list4222082960" text:style-name="L4">
        <text:list-item>
          <text:p text:style-name="P14">von sequi (lat. Folgen)</text:p>
        </text:list-item>
        <text:list-item>
          <text:p text:style-name="P14">Eine Sekte weicht von den Werten einer Genellschaft ab und zieht sich von ihr zurück. Dabei entwickelt sie eingene Moral und Wertvorstellungen. </text:p>
        </text:list-item>
      </text:list>
      <text:p text:style-name="P6"><text:s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44:53.573601420</meta:creation-date>
    <dc:date>2022-03-02T11:12:14.652336575</dc:date>
    <meta:editing-duration>PT1H40M5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74" meta:character-count="1814" meta:non-whitespace-character-count="1573"/>
  </office:meta>
</office:document-meta>
</file>